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12c72" officeooo:paragraph-rsid="00212c7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fc92e" officeooo:paragraph-rsid="001fc92e" fo:background-color="#c5000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6pt" fo:font-weight="normal" fo:background-color="#ff3333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officeooo:rsid="002520b7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style:text-underline-style="solid" style:text-underline-width="auto" style:text-underline-color="font-color" fo:font-weight="bold" officeooo:rsid="00436d78" officeooo:paragraph-rsid="00436d78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style:text-underline-style="solid" style:text-underline-width="auto" style:text-underline-color="font-color" fo:font-weight="bold" officeooo:rsid="00436d78" officeooo:paragraph-rsid="0047c4b4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style:text-underline-style="solid" style:text-underline-width="auto" style:text-underline-color="font-color" fo:font-weight="bold" officeooo:rsid="00436d78" officeooo:paragraph-rsid="004f5fe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fo:background-color="#ff333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42d95" officeooo:paragraph-rsid="00442d9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42d95" officeooo:paragraph-rsid="0047c4b4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42d95" officeooo:paragraph-rsid="0049c213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42d95" officeooo:paragraph-rsid="004f5fee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5756e" officeooo:paragraph-rsid="0045756e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5756e" officeooo:paragraph-rsid="004b1e8e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5756e" officeooo:paragraph-rsid="004dd583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5756e" officeooo:paragraph-rsid="004f5fee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5756e" officeooo:paragraph-rsid="0053f46d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c35a6" officeooo:paragraph-rsid="004c35a6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c35a6" officeooo:paragraph-rsid="005065e7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c4ddc" officeooo:paragraph-rsid="004c4ddc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4dd583" officeooo:paragraph-rsid="004dd583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5065e7" officeooo:paragraph-rsid="005065e7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53f46d" officeooo:paragraph-rsid="0053f46d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officeooo:rsid="004c35a6" officeooo:paragraph-rsid="004c35a6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40ec04" officeooo:paragraph-rsid="0046578f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54ab49" officeooo:paragraph-rsid="0054ab49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56d92d" officeooo:paragraph-rsid="0056d92d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436d7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436d78" officeooo:paragraph-rsid="00436d7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581f9d" officeooo:paragraph-rsid="00581f9d" style:font-size-asian="14pt" style:font-weight-asian="bold" style:font-size-complex="14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4pt" fo:font-weight="normal" officeooo:rsid="004c35a6" officeooo:paragraph-rsid="004c35a6" fo:background-color="transparent" style:font-size-asian="14pt" style:font-weight-asian="normal" style:font-size-complex="14pt" style:font-weight-complex="normal"/>
    </style:style>
    <style:style style:name="P36" style:family="paragraph" style:parent-style-name="Standard" style:list-style-name="L6">
      <style:paragraph-properties fo:text-align="justify" style:justify-single-word="false"/>
      <style:text-properties fo:font-size="14pt" fo:font-weight="normal" officeooo:rsid="00581f9d" officeooo:paragraph-rsid="00581f9d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fo:font-weight="normal" officeooo:paragraph-rsid="00581f9d" style:font-size-asian="14pt" style:font-weight-asian="normal" style:font-size-complex="14pt" style:font-weight-complex="normal"/>
    </style:style>
    <style:style style:name="P38" style:family="paragraph" style:parent-style-name="Standard" style:list-style-name="L5">
      <style:paragraph-properties fo:text-align="justify" style:justify-single-word="false"/>
      <style:text-properties officeooo:rsid="0054ab49" officeooo:paragraph-rsid="0054ab49"/>
    </style:style>
    <style:style style:name="P39" style:family="paragraph" style:parent-style-name="Standard" style:list-style-name="L5">
      <style:paragraph-properties fo:text-align="justify" style:justify-single-word="false"/>
      <style:text-properties officeooo:rsid="0054ab49" officeooo:paragraph-rsid="00561956"/>
    </style:style>
    <style:style style:name="P40" style:family="paragraph" style:parent-style-name="Standard" style:list-style-name="L5">
      <style:paragraph-properties fo:text-align="justify" style:justify-single-word="false"/>
      <style:text-properties officeooo:rsid="0056d92d" officeooo:paragraph-rsid="0056d92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581f9d" officeooo:paragraph-rsid="00581f9d" fo:background-color="transparent" style:font-size-asian="14pt" style:font-weight-asian="normal" style:font-size-complex="14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36d78" style:font-style-asian="normal" style:font-style-complex="normal"/>
    </style:style>
    <style:style style:name="T3" style:family="text">
      <style:text-properties fo:font-style="normal" officeooo:rsid="0045756e" style:font-style-asian="normal" style:font-style-complex="normal"/>
    </style:style>
    <style:style style:name="T4" style:family="text">
      <style:text-properties fo:font-style="normal" officeooo:rsid="0046578f" style:font-style-asian="normal" style:font-style-complex="normal"/>
    </style:style>
    <style:style style:name="T5" style:family="text">
      <style:text-properties fo:font-style="normal" officeooo:rsid="0049c213" style:font-style-asian="normal" style:font-style-complex="normal"/>
    </style:style>
    <style:style style:name="T6" style:family="text">
      <style:text-properties fo:font-style="normal" officeooo:rsid="004b1e8e" style:font-style-asian="normal" style:font-style-complex="normal"/>
    </style:style>
    <style:style style:name="T7" style:family="text">
      <style:text-properties fo:font-style="normal" officeooo:rsid="004f5fee" style:font-style-asian="normal" style:font-style-complex="normal"/>
    </style:style>
    <style:style style:name="T8" style:family="text">
      <style:text-properties fo:font-style="normal" officeooo:rsid="005065e7" style:font-style-asian="normal" style:font-style-complex="normal"/>
    </style:style>
    <style:style style:name="T9" style:family="text">
      <style:text-properties fo:font-style="normal" officeooo:rsid="00523170" style:font-style-asian="normal" style:font-style-complex="normal"/>
    </style:style>
    <style:style style:name="T10" style:family="text">
      <style:text-properties fo:font-style="normal" officeooo:rsid="0053f46d" style:font-style-asian="normal" style:font-style-complex="normal"/>
    </style:style>
    <style:style style:name="T11" style:family="text">
      <style:text-properties fo:font-style="normal" officeooo:rsid="00549d6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49c213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4b1e8e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4f5fee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fo:background-color="#ff0000" loext:char-shading-value="0" style:font-style-asian="normal" style:font-weight-asian="bold" style:font-style-complex="normal" style:font-weight-complex="bold"/>
    </style:style>
    <style:style style:name="T17" style:family="text">
      <style:text-properties officeooo:rsid="0023aa2e"/>
    </style:style>
    <style:style style:name="T1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436d78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46578f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561956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3e6bfa"/>
    </style:style>
    <style:style style:name="T23" style:family="text">
      <style:text-properties officeooo:rsid="0040ec04"/>
    </style:style>
    <style:style style:name="T24" style:family="text">
      <style:text-properties officeooo:rsid="00436d78"/>
    </style:style>
    <style:style style:name="T25" style:family="text">
      <style:text-properties officeooo:rsid="00442d95"/>
    </style:style>
    <style:style style:name="T26" style:family="text">
      <style:text-properties officeooo:rsid="0047c4b4"/>
    </style:style>
    <style:style style:name="T27" style:family="text">
      <style:text-properties officeooo:rsid="004f5f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3">Задание к л</text:span>абораторн<text:span text:style-name="T24">ой </text:span>работ<text:span text:style-name="T24">е №1 «Apache Hadoop — MapReduce» по курсу «Распределенные и облачные вычисления, параллельное программирование»</text:span>.</text:p>
      <text:p text:style-name="P3"/>
      <text:p text:style-name="P4">Преподаватель: Данилов Игорь Геннадьевич, <text:span text:style-name="T17">к.т.н.,</text:span> ассистент кафедры МОП ЭВМ; контакты: <text:span text:style-name="T17">email</text:span> — <text:a xlink:type="simple" xlink:href="mailto:igdanilov@sfedu.ru" text:style-name="Internet_20_link" text:visited-style-name="Visited_20_Internet_20_Link"><text:span text:style-name="T17">igdanilov</text:span></text:a><text:a xlink:type="simple" xlink:href="mailto:igdanilov@sfedu.ru" text:style-name="Internet_20_link" text:visited-style-name="Visited_20_Internet_20_Link">@</text:a><text:a xlink:type="simple" xlink:href="mailto:igdanilov@sfedu.ru" text:style-name="Internet_20_link" text:visited-style-name="Visited_20_Internet_20_Link"><text:span text:style-name="T17">sfedu.ru</text:span></text:a>, вконтакте – id1274906.</text:p>
      <text:p text:style-name="P5">Дата обновления документа: <text:span text:style-name="T24">13</text:span>.0<text:span text:style-name="T23">2</text:span>.201<text:span text:style-name="T23">7</text:span></text:p>
      <text:p text:style-name="P4"/>
      <text:p text:style-name="P33">Общие сведения</text:p>
      <text:p text:style-name="P8"/>
      <text:p text:style-name="P29"><text:span text:style-name="T19">Лабораторная</text:span><text:span text:style-name="T18"> работ</text:span><text:span text:style-name="T19">а</text:span><text:span text:style-name="T18"> выполня</text:span><text:span text:style-name="T19">е</text:span><text:span text:style-name="T18">тся и сда</text:span><text:span text:style-name="T19">ет</text:span><text:span text:style-name="T18">ся </text:span><text:span text:style-name="T19">бригадой, состоящей из одного-двух человек. </text:span><text:span text:style-name="T20">Для выполнения лабораторной работы необходимо скачать и импортировать виртуальную машину Hortonworks Sandbox (</text:span><text:a xlink:type="simple" xlink:href="http://hortonworks.com/downloads/#sandbox" text:style-name="Internet_20_link" text:visited-style-name="Visited_20_Internet_20_Link"><text:span text:style-name="T20">http://hortonworks.com/downloads/#sandbox</text:span></text:a><text:span text:style-name="T20">).</text:span></text:p>
      <text:p text:style-name="P30"><text:span text:style-name="T20">П</text:span><text:span text:style-name="T18">олезные команды:</text:span></text:p>
      <text:list xml:id="list1716675205153472137" text:style-name="L5">
        <text:list-item>
          <text:p text:style-name="P38"><text:span text:style-name="T18">создание директории HDFS: hadoop fs -mkdir -p /myparentdir/mydir;</text:span></text:p>
        </text:list-item>
        <text:list-item>
          <text:p text:style-name="P38"><text:span text:style-name="T18">загрузка файлов из локальной директории <text:s/>в HDFS: hadoop fs -put ./localdir/* /myparentdir/mydir;</text:span></text:p>
        </text:list-item>
        <text:list-item>
          <text:p text:style-name="P38"><text:span text:style-name="T18">просмотр содержимого директории HDFS: hadoop fs -ls /myparentdir/mydir;</text:span></text:p>
        </text:list-item>
        <text:list-item>
          <text:p text:style-name="P38"><text:span text:style-name="T21">просмотр текстового файла в</text:span><text:span text:style-name="T18"> директории HDFS: hadoop fs -</text:span><text:span text:style-name="T21">cat</text:span><text:span text:style-name="T18"> /myparentdir/mydir/</text:span><text:span text:style-name="T21">file.txt</text:span><text:span text:style-name="T18">;</text:span></text:p>
        </text:list-item>
        <text:list-item>
          <text:p text:style-name="P39"><text:span text:style-name="T18">загрузка файлов из HDFS </text:span><text:span text:style-name="T21">в </text:span><text:span text:style-name="T18">локальн</text:span><text:span text:style-name="T21">ую</text:span><text:span text:style-name="T18"> директори</text:span><text:span text:style-name="T21">ю</text:span><text:span text:style-name="T18">: hadoop fs -</text:span><text:span text:style-name="T21">get</text:span><text:span text:style-name="T18"> /myparentdir/mydir/* ./localdir/;</text:span></text:p>
        </text:list-item>
        <text:list-item>
          <text:p text:style-name="P39"><text:span text:style-name="T21">удаление</text:span><text:span text:style-name="T18"> содержимого директории HDFS: hadoop fs -</text:span><text:span text:style-name="T21">rm -r -f</text:span><text:span text:style-name="T18"> /myparentdir/mydir.</text:span></text:p>
          <text:p text:style-name="P40"><text:span text:style-name="T18"/></text:p>
        </text:list-item>
      </text:list>
      <text:p text:style-name="P31"><text:span text:style-name="T20">К</text:span><text:span text:style-name="T18">омпиляция исходников:</text:span></text:p>
      <text:p text:style-name="P31"><text:span text:style-name="T18"># mkdir build</text:span></text:p>
      <text:p text:style-name="P31"><text:span text:style-name="T18"># export HADOOP_CLASSPATH=$JAVA_HOME/lib/tools.jar</text:span></text:p>
      <text:p text:style-name="P31"><text:span text:style-name="T18"># hadoop com.sun.tools.javac.Main MyWork.java -d build</text:span></text:p>
      <text:p text:style-name="P31"><text:span text:style-name="T18"># jar -cvf WordCount.jar -C build/ ./</text:span></text:p>
      <text:p text:style-name="P9">Задание <text:span text:style-name="T25">1</text:span></text:p>
      <text:p text:style-name="P13"><text:span text:style-name="T2"/></text:p>
      <text:p text:style-name="P13"><text:span text:style-name="T2">Н</text:span><text:span text:style-name="T1">еобходимо реализовать подсчет слов в названиях статей Википедии (файл с названиями статей: </text:span><text:span text:style-name="T12">titles-a</text:span><text:span text:style-name="T1">). Для начала работы предоставляется шаблон </text:span><text:span text:style-name="T3">TitleCount.java, в котором необходимо реализовать исходный код в местах помеченных //TODO (код помеченный комментарием «Don't change», трогать не надо).</text:span></text:p>
      <text:p text:style-name="P18"><text:span text:style-name="T1">Вашему приложению из входного списка с названиями статей Википедии (в каждой строке по одному названию) необходимо выделить отдельные слова, используя список разделителей (файл </text:span><text:span text:style-name="T12">delimiters.txt</text:span><text:span text:style-name="T1">), перевести все слова в нижний регистр, </text:span><text:span text:style-name="T6">удалить общие слова из списка </text:span><text:span text:style-name="T1">(файл </text:span><text:span text:style-name="T14">stopwords</text:span><text:span text:style-name="T12">.txt</text:span><text:span text:style-name="T1">) и подсчитать количество </text:span><text:span text:style-name="T6">оставшихся слов</text:span><text:span text:style-name="T1">, сохранив результат </text:span><text:span text:style-name="T4">(порядок слов неважен)</text:span><text:span text:style-name="T1">. Скомпилированное и упакованное приложение можно будет </text:span><text:soft-page-break/><text:span text:style-name="T1">запустить используя команду следующего вида (пути HDFS, естественно, могут отличаться):</text:span></text:p>
      <text:p text:style-name="P17"><text:span text:style-name="T1"/></text:p>
      <text:p text:style-name="P17"><text:span text:style-name="T1"># hadoop jar TitleCount.jar TitleCount -D</text:span></text:p>
      <text:p text:style-name="P17"><text:span text:style-name="T1">stopwords=/lab1/1/stopwords.txt -D delimiters=/lab1/1/delimiters.txt</text:span></text:p>
      <text:p text:style-name="P17"><text:span text:style-name="T1">/lab1/1/titles-a /lab1/1-output</text:span></text:p>
      <text:p text:style-name="P17"><text:span text:style-name="T1"/></text:p>
      <text:p text:style-name="P10">Задание <text:span text:style-name="T26">2</text:span></text:p>
      <text:p text:style-name="P14"><text:span text:style-name="T2"/></text:p>
      <text:p text:style-name="P15"><text:span text:style-name="T2">Н</text:span><text:span text:style-name="T1">еобходимо реализовать </text:span><text:span text:style-name="T5">нахождение топ N (N задается в качестве параметра)</text:span><text:span text:style-name="T1"> слов </text:span><text:span text:style-name="T5">из</text:span><text:span text:style-name="T1"> названи</text:span><text:span text:style-name="T5">й</text:span><text:span text:style-name="T1"> статей Википедии (файл с названиями статей: </text:span><text:span text:style-name="T12">titles-</text:span><text:span text:style-name="T13">b</text:span><text:span text:style-name="T1">). Для начала работы предоставляется шаблон </text:span><text:span text:style-name="T5">TopTitles</text:span><text:span text:style-name="T3">.java, в котором необходимо реализовать исходный код в местах помеченных //TODO (код помеченный комментарием «Don't change», трогать не надо).</text:span></text:p>
      <text:p text:style-name="P18"><text:span text:style-name="T1">Вашему приложению из входного списка с названиями статей Википедии (в каждой строке по одному названию) необходимо выделить отдельные слова, используя список разделителей (файл </text:span><text:span text:style-name="T12">delimiters.txt</text:span><text:span text:style-name="T1">), перевести все слова в нижний регистр, </text:span><text:span text:style-name="T6">удалить общие слова из списка </text:span><text:span text:style-name="T1">(файл </text:span><text:span text:style-name="T14">stopwords</text:span><text:span text:style-name="T12">.txt</text:span><text:span text:style-name="T1">), подсчитать количество </text:span><text:span text:style-name="T6">оставшихся слов</text:span><text:span text:style-name="T1"> </text:span><text:span text:style-name="T5">и выбрать </text:span><text:span text:style-name="T6">из них</text:span><text:span text:style-name="T5"> топ N слов</text:span><text:span text:style-name="T1">, сохранив результат.</text:span></text:p>
      <text:p text:style-name="P22"><text:span text:style-name="T1">Следует использовать следующий метод сортировки:</text:span></text:p>
      <text:list xml:id="list6882035409939796847" text:style-name="L4">
        <text:list-item>
          <text:p text:style-name="P35"><text:span text:style-name="T1">Отсортировать список пар «ключ-значение» по возрастанию, сначала по значению (количество слов), а при совпадении — по ключу (сами слова). Строки сортируются лексикографически.</text:span></text:p>
        </text:list-item>
        <text:list-item>
          <text:p text:style-name="P35"><text:span text:style-name="T1">Последние N пар из полученного списка и будут необходимыми топ N словами.</text:span></text:p>
        </text:list-item>
      </text:list>
      <text:p text:style-name="P22"><text:span text:style-name="T1">Например, <text:s/>для списка {"A": 100, "B": 99, "C": 98,"D": 97,"E": 96, "F": 96, "G": 90},отсортированные вариант будет:</text:span></text:p>
      <text:p text:style-name="P22"><text:span text:style-name="T1">"G": 90<text:tab/> <text:s/></text:span></text:p>
      <text:p text:style-name="P28"><text:span text:style-name="T1">"E": 96<text:tab/> <text:s/></text:span></text:p>
      <text:p text:style-name="P28"><text:span text:style-name="T1">"F": 96</text:span></text:p>
      <text:p text:style-name="P22"><text:span text:style-name="T1">"D": 97<text:tab/> <text:s/></text:span></text:p>
      <text:p text:style-name="P22"><text:span text:style-name="T1">"C": 98<text:tab/> <text:s/></text:span></text:p>
      <text:p text:style-name="P22"><text:span text:style-name="T1">"B": 99<text:tab/> <text:s/></text:span></text:p>
      <text:p text:style-name="P22"><text:span text:style-name="T1">"A": 100</text:span></text:p>
      <text:p text:style-name="P22"><text:span text:style-name="T1">а топ N слов: <text:s/>A, B, C, D, F.</text:span></text:p>
      <text:p text:style-name="P24"><text:span text:style-name="T12"/></text:p>
      <text:p text:style-name="P24"><text:span text:style-name="T16">Примечания</text:span><text:span text:style-name="T1">: 1) для промежуточных данных MapReduce заданий предлагается готовый класс TextArrayWriter; 2) для облегчения сортировки предлагается готовый класс Pair (например, можно использовать его в паре с Java-коллекцией SortedSet; 3) полезную работу по отсеиванию ненужных слов (не входящих в топ) нужно частично сделать </text:span><text:span text:style-name="T12">в методе cleanup</text:span><text:span text:style-name="T1"> класса TopTitlesMap, а затем </text:span><text:span text:style-name="T12">в методе reduce</text:span><text:span text:style-name="T1"> класса TopTitlesReduce (тем самым значительно уменьшится количество пересылаемых данных между фазами Map и Reduce).</text:span></text:p>
      <text:p text:style-name="P19"><text:soft-page-break/><text:span text:style-name="T1">Скомпилированное и упакованное приложение можно будет запустить используя команду следующего вида (пути HDFS </text:span><text:span text:style-name="T10">и N</text:span><text:span text:style-name="T1">, естественно, могут отличаться):</text:span></text:p>
      <text:p text:style-name="P19"><text:span text:style-name="T1"/></text:p>
      <text:p text:style-name="P25"><text:span text:style-name="T1"># hadoop jar TopTitles.jar TopTitles -D</text:span></text:p>
      <text:p text:style-name="P25"><text:span text:style-name="T1">stopwords=/lab1/2/stopwords.txt -D delimiters=/lab1/2/delimiters.txt</text:span></text:p>
      <text:p text:style-name="P25"><text:span text:style-name="T1">-D N=5 /lab1/2/titles-b /lab1/2-output</text:span></text:p>
      <text:p text:style-name="P19"><text:span text:style-name="T1"/></text:p>
      <text:p text:style-name="P11">Задание <text:span text:style-name="T27">3</text:span></text:p>
      <text:p text:style-name="P16"><text:span text:style-name="T2"/></text:p>
      <text:p text:style-name="P16"><text:span text:style-name="T2">Н</text:span><text:span text:style-name="T1">еобходимо реализовать </text:span><text:span text:style-name="T5">нахождение </text:span><text:span text:style-name="T7">статистики </text:span><text:span text:style-name="T5">топ </text:span><text:span text:style-name="T1">слов </text:span><text:span text:style-name="T5">из</text:span><text:span text:style-name="T1"> названи</text:span><text:span text:style-name="T5">й</text:span><text:span text:style-name="T1"> статей Википедии (файл с названиями статей: </text:span><text:span text:style-name="T12">titles-</text:span><text:span text:style-name="T15">c</text:span><text:span text:style-name="T1">). Для начала работы предоставляется шаблон </text:span><text:span text:style-name="T5">TopTitle</text:span><text:span text:style-name="T7">Statistics</text:span><text:span text:style-name="T3">.java, в котором необходимо реализовать исходный код в местах помеченных //TODO (код помеченный комментарием «Don't change», трогать не надо).</text:span></text:p>
      <text:p text:style-name="P20"><text:span text:style-name="T1">Вашему приложению из входного списка с названиями статей Википедии (в каждой строке по одному названию) необходимо выделить отдельные слова, используя список разделителей (файл </text:span><text:span text:style-name="T12">delimiters.txt</text:span><text:span text:style-name="T1">), перевести все слова в нижний регистр, </text:span><text:span text:style-name="T6">удалить общие слова из списка </text:span><text:span text:style-name="T1">(файл </text:span><text:span text:style-name="T14">stopwords</text:span><text:span text:style-name="T12">.txt</text:span><text:span text:style-name="T1">), подсчитать количество </text:span><text:span text:style-name="T6">оставшихся слов</text:span><text:span text:style-name="T1"> </text:span><text:span text:style-name="T5">и выбрать </text:span><text:span text:style-name="T6">из них</text:span><text:span text:style-name="T5"> топ N слов</text:span><text:span text:style-name="T1">.</text:span></text:p>
      <text:p text:style-name="P23"><text:span text:style-name="T1">Следует использовать метод сортировк</text:span><text:span text:style-name="T8">и, описанный в предыдущем разделе.</text:span></text:p>
      <text:p text:style-name="P26"><text:span text:style-name="T1">Далее необходимо сохранить в качестве результата следующую статистику по топ N словам: «Mean» - среднее, «Sum» - сумму всех топ N слов, «Max», «Min» - максимум и минимум, «Variance» - дисперсию. </text:span><text:span text:style-name="T9">Результат нужно округлять до целого (самое простое — использовать в вычислениях встроенный тип Integer, т. е. неявное преобразование).</text:span></text:p>
      <text:p text:style-name="P21"><text:span text:style-name="T9">Скомпилированное и упакованное приложение можно будет запустить используя команду следующего вида (пути HDFS </text:span><text:span text:style-name="T10">и N</text:span><text:span text:style-name="T9">, естественно, могут отличаться):</text:span></text:p>
      <text:p text:style-name="P21"><text:span text:style-name="T9"/></text:p>
      <text:p text:style-name="P27"><text:span text:style-name="T9"># hadoop jar TopTitleStatistics.jar TopTitleStatistics -D</text:span></text:p>
      <text:p text:style-name="P27"><text:span text:style-name="T9">stopwords=/</text:span><text:span text:style-name="T1">lab1</text:span><text:span text:style-name="T9">/</text:span><text:span text:style-name="T1">3</text:span><text:span text:style-name="T9">/stopwords.txt -D delimiters=/</text:span><text:span text:style-name="T1">lab1</text:span><text:span text:style-name="T9">/</text:span><text:span text:style-name="T1">3</text:span><text:span text:style-name="T9">/delimiters.txt</text:span></text:p>
      <text:p text:style-name="P27"><text:span text:style-name="T9">-D N=5 /</text:span><text:span text:style-name="T11">lab1/3</text:span><text:span text:style-name="T9">/titles-</text:span><text:span text:style-name="T11">c</text:span><text:span text:style-name="T9"> /</text:span><text:span text:style-name="T11">lab1/3</text:span><text:span text:style-name="T9">-output</text:span></text:p>
      <text:p text:style-name="P21"><text:span text:style-name="T9"/></text:p>
      <text:p text:style-name="P34">Содержание отчета</text:p>
      <text:p text:style-name="P37"/>
      <text:list xml:id="list209993266824926670" text:style-name="L6">
        <text:list-item>
          <text:p text:style-name="P36"><text:span text:style-name="T9">Ц</text:span><text:span text:style-name="T1">ель работы.</text:span></text:p>
        </text:list-item>
        <text:list-item>
          <text:p text:style-name="P36"><text:span text:style-name="T1">Исходный код и результат (вывод 10-20 слов) задания 1.</text:span></text:p>
        </text:list-item>
        <text:list-item>
          <text:p text:style-name="P36"><text:span text:style-name="T1">Исходный код и результат (для N=10) задания 2.</text:span></text:p>
        </text:list-item>
        <text:list-item>
          <text:p text:style-name="P36"><text:span text:style-name="T1">Исходный код и результат (для N=50) задания 3.</text:span></text:p>
        </text:list-item>
        <text:list-item>
          <text:p text:style-name="P36"><text:span text:style-name="T1">Выводы.</text:span></text:p>
        </text:list-item>
      </text:list>
      <text:p text:style-name="P41"><text:span text:style-name="T9"/></text:p>
      <text:p text:style-name="P41"><text:span text:style-name="T9"/></text:p>
      <text:p text:style-name="P41"><text:span text:style-name="T9"/></text:p>
      <text:p text:style-name="P1"><text:soft-page-break/>Общие требования к оформлению</text:p>
      <text:p text:style-name="P2"/>
      <text:p text:style-name="P4">В отчете приводится описание всех выполненных действий <text:span text:style-name="T22">согласно требованиям к содержанию</text:span>.</text:p>
      <text:p text:style-name="P6">Отчет сдается в электронном виде <text:span text:style-name="T22">(высылается на электронную почту как минимум за неделю до очной сдачи)</text:span>.</text:p>
      <text:p text:style-name="P4">Обычный текст - шрифт 14 пт., заголовок — 16 пт., междустрочный интервал — одинарный, красная строка — 1 см, поля по 2 см.</text:p>
      <text:p text:style-name="P4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Проверил: ...».</text:p>
      <text:p text:style-name="P12">В конце работы обязателен раздел «Список использованной литературы» или «Библиографический список», в случае использования сторонних источников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12:15</meta:creation-date>
    <dc:date>2017-02-13T16:26:03.800207326</dc:date>
    <meta:editing-duration>PT9H43M7S</meta:editing-duration>
    <meta:editing-cycles>127</meta:editing-cycles>
    <meta:generator>LibreOffice/5.0.6.3$Linux_X86_64 LibreOffice_project/00m0$Build-3</meta:generator>
    <meta:document-statistic meta:table-count="0" meta:image-count="0" meta:object-count="0" meta:page-count="4" meta:paragraph-count="64" meta:word-count="844" meta:character-count="6526" meta:non-whitespace-character-count="5728"/>
  </office:meta>
</office:document-meta>
</file>